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="0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579cm"/>
    </style:style>
    <style:style style:name="Таблица3.C" style:family="table-column">
      <style:table-column-properties style:column-width="1.328cm"/>
    </style:style>
    <style:style style:name="Таблица3.D" style:family="table-column">
      <style:table-column-properties style:column-width="1.381cm"/>
    </style:style>
    <style:style style:name="Таблица3.E" style:family="table-column">
      <style:table-column-properties style:column-width="1.991cm"/>
    </style:style>
    <style:style style:name="Таблица3.F" style:family="table-column">
      <style:table-column-properties style:column-width="2.312cm"/>
    </style:style>
    <style:style style:name="Таблица3.G" style:family="table-column">
      <style:table-column-properties style:column-width="2.125cm"/>
    </style:style>
    <style:style style:name="Таблица3.H" style:family="table-column">
      <style:table-column-properties style:column-width="1.993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J1" style:family="table-cell">
      <style:table-cell-properties style:vertical-align="top" fo:padding="0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8.098cm" table:align="left" style:writing-mode="lr-tb"/>
    </style:style>
    <style:style style:name="Таблица4.A" style:family="table-column">
      <style:table-column-properties style:column-width="0.875cm"/>
    </style:style>
    <style:style style:name="Таблица4.B" style:family="table-column">
      <style:table-column-properties style:column-width="2.579cm"/>
    </style:style>
    <style:style style:name="Таблица4.C" style:family="table-column">
      <style:table-column-properties style:column-width="1.328cm"/>
    </style:style>
    <style:style style:name="Таблица4.D" style:family="table-column">
      <style:table-column-properties style:column-width="1.381cm"/>
    </style:style>
    <style:style style:name="Таблица4.E" style:family="table-column">
      <style:table-column-properties style:column-width="1.991cm"/>
    </style:style>
    <style:style style:name="Таблица4.F" style:family="table-column">
      <style:table-column-properties style:column-width="2.312cm"/>
    </style:style>
    <style:style style:name="Таблица4.G" style:family="table-column">
      <style:table-column-properties style:column-width="2.125cm"/>
    </style:style>
    <style:style style:name="Таблица4.H" style:family="table-column">
      <style:table-column-properties style:column-width="1.993cm"/>
    </style:style>
    <style:style style:name="Таблица4.I" style:family="table-column">
      <style:table-column-properties style:column-width="1.909cm"/>
    </style:style>
    <style:style style:name="Таблица4.J" style:family="table-column">
      <style:table-column-properties style:column-width="1.603cm"/>
    </style:style>
    <style:style style:name="Таблица4.1" style:family="table-row">
      <style:table-row-properties style:min-row-height="0.351cm" style:keep-together="false" fo:keep-together="always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4.J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349cm" style:keep-together="false" fo:keep-together="always"/>
    </style:style>
    <style:style style:name="Таблица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4.3" style:family="table-row">
      <style:table-row-properties style:min-row-height="0.6cm" style:keep-together="false" fo:keep-together="always"/>
    </style:style>
    <style:style style:name="Таблица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background-color="transparent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line-height="150%" fo:text-indent="1.27cm" style:auto-text-indent="false"/>
    </style:style>
    <style:style style:name="P18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0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4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5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6" style:family="paragraph" style:parent-style-name="Основной">
      <style:paragraph-properties fo:margin-left="0cm" fo:margin-right="0cm" fo:text-indent="0cm" style:auto-text-indent="false"/>
    </style:style>
    <style:style style:name="P27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8" style:family="paragraph" style:parent-style-name="Text_20_body">
      <style:paragraph-properties loext:contextual-spacing="false" fo:margin-left="1cm" fo:margin-right="0.217cm" fo:margin-top="0cm" fo:margin-bottom="0.423cm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29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30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31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Heading_20_5">
      <style:paragraph-properties loext:contextual-spacing="false" fo:margin-top="0.212cm" fo:margin-bottom="0cm"/>
    </style:style>
    <style:style style:name="P34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fo:keep-with-next="always" style:writing-mode="lr-tb"/>
      <style:text-properties fo:hyphenate="false" fo:hyphenation-remain-char-count="2" fo:hyphenation-push-char-count="2"/>
    </style:style>
    <style:style style:name="P35" style:family="paragraph" style:parent-style-name="Heading_20_5">
      <style:paragraph-properties loext:contextual-spacing="false" fo:margin-top="0.423cm" fo:margin-bottom="0cm"/>
    </style:style>
    <style:style style:name="P36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37" style:family="paragraph" style:parent-style-name="Heading_20_1">
      <style:paragraph-properties loext:contextual-spacing="false" fo:margin-top="0.423cm" fo:margin-bottom="0cm"/>
    </style:style>
    <style:style style:name="P38" style:family="paragraph" style:parent-style-name="Standard" style:list-style-name="WW8Num3">
      <style:paragraph-properties fo:text-align="justify" style:justify-single-word="false"/>
    </style:style>
    <style:style style:name="P39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0" style:family="paragraph" style:parent-style-name="Standard" style:list-style-name="WW8Num3" style:master-page-name=""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41" style:family="paragraph" style:parent-style-name="Standard" style:list-style-name="WW8Num2" style:master-page-name=""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background-color="transparent" style:font-size-asian="12pt" loext:char-shading-value="0"/>
    </style:style>
    <style:style style:name="T7" style:family="text">
      <style:text-properties fo:font-size="12pt" fo:language="en" fo:country="US" fo:background-color="transparent" style:font-size-asian="12pt" loext:char-shading-value="0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fo:background-color="transparent" style:font-size-asian="12pt" loext:char-shading-value="0"/>
    </style:style>
    <style:style style:name="T11" style:family="text">
      <style:text-properties fo:font-size="12pt" fo:background-color="transparent" style:font-size-asian="12pt" loext:char-shading-value="0"/>
    </style:style>
    <style:style style:name="T12" style:family="text">
      <style:text-properties fo:font-size="12pt" fo:background-color="transparent" style:font-size-asian="12pt" loext:char-shading-value="0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size-complex="13pt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background-color="transparent" loext:char-shading-value="0"/>
    </style:style>
    <style:style style:name="T17" style:family="text">
      <style:text-properties fo:language="en" fo:country="US" fo:background-color="transparent" loext:char-shading-value="0"/>
    </style:style>
    <style:style style:name="T18" style:family="text">
      <style:text-properties fo:language="en" fo:country="US" fo:background-color="transparent" loext:char-shading-value="0"/>
    </style:style>
    <style:style style:name="T19" style:family="text">
      <style:text-properties fo:language="en" fo:country="US" fo:background-color="transparent" loext:char-shading-value="0"/>
    </style:style>
    <style:style style:name="T20" style:family="text">
      <style:text-properties fo:language="en" fo:country="US" fo:background-color="transparent" loext:char-shading-value="0"/>
    </style:style>
    <style:style style:name="T21" style:family="text">
      <style:text-properties fo:language="en" fo:country="US" fo:background-color="transparent" loext:char-shading-value="0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fo:font-weight="normal" style:font-weight-asian="normal" style:font-size-complex="12pt"/>
    </style:style>
    <style:style style:name="T25" style:family="text">
      <style:text-properties style:font-size-complex="13pt"/>
    </style:style>
    <style:style style:name="T26" style:family="text">
      <style:text-properties style:font-size-complex="12pt"/>
    </style:style>
    <style:style style:name="T27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ПРОТОКОЛ ПОВЕРКИ</text:p>
      <text:p text:style-name="P27"/>
      <text:p text:style-name="P6">Измерителя-сигнализатора СРК-АТ2327</text:p>
      <text:p text:style-name="P1"><text:span text:style-name="T2">Зав. №</text:span><text:span text:style-name="T10"> </text:span><text:span text:style-name="T6">4</text:span><text:span text:style-name="T6">06</text:span><text:span text:style-name="T10">.</text:span><text:span text:style-name="T10">00</text:span><text:span text:style-name="T10">0</text:span></text:p>
      <text:p text:style-name="P15">принадлежащего _______________________</text:p>
      <text:p text:style-name="P16"/>
      <text:p text:style-name="P26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7"><text:span text:style-name="T2">температура </text:span><text:span text:style-name="T9"><text:s text:c="10"/></text:span><text:span text:style-name="T4">20 </text:span><text:span text:style-name="T22"></text:span><text:span text:style-name="T9">С;</text:span><text:span text:style-name="T2"> <text:tab/><text:tab/> <text:s/>влажность </text:span><text:span text:style-name="T9"><text:s text:c="10"/>75 %;</text:span></text:p>
      <text:p text:style-name="P17"><text:span text:style-name="T2">атмосферное давление <text:s/></text:span><text:span text:style-name="T9"><text:s/>99 кПа</text:span><text:span text:style-name="T2">;</text:span></text:p>
      <text:p text:style-name="P17"><text:span text:style-name="T2">внешний фон гамма-излучения <text:s/></text:span><text:span text:style-name="T9"><text:s text:c="2"/>0,08 мкЗв/ч</text:span><text:span text:style-name="T2">;</text:span></text:p>
      <text:h text:style-name="P33" text:outline-level="5"><text:span text:style-name="T2">1</text:span><text:span text:style-name="T3">.</text:span><text:span text:style-name="T2"><text:tab/></text:span>Средства поверки</text:h>
      <text:p text:style-name="P18">а)<text:tab/>Эталонные средства измерений:</text:p>
      <text:list xml:id="list6571339201591731259" text:style-name="WW8Num3">
        <text:list-item>
          <text:p text:style-name="P38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  <text:p text:style-name="P40"><text:span text:style-name="T2">тип </text:span><text:span text:style-name="T9">УДГ-АТ110 зав.№013</text:span><text:span text:style-name="T2">; свидетельство о поверке </text:span><text:span text:style-name="T9">№210-1</text:span><text:span text:style-name="T4">098</text:span><text:span text:style-name="T9">/1</text:span><text:span text:style-name="T4">5</text:span><text:span text:style-name="T9"> от </text:span><text:span text:style-name="T4">2</text:span><text:span text:style-name="T4">3</text:span><text:span text:style-name="T4">.10.201</text:span><text:span text:style-name="T4">5</text:span><text:span text:style-name="T4">г</text:span><text:span text:style-name="T9">.</text:span><text:span text:style-name="T2">, погрешность </text:span><text:span text:style-name="T22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</text:span><text:span text:style-name="T4">1</text:span><text:span text:style-name="T4">099</text:span><text:span text:style-name="T9">/1</text:span><text:span text:style-name="T4">5</text:span><text:span text:style-name="T9"> от </text:span><text:span text:style-name="T4">2</text:span><text:span text:style-name="T4">3</text:span><text:span text:style-name="T9">.10.201</text:span><text:span text:style-name="T4">5</text:span><text:span text:style-name="T9"> г.</text:span><text:span text:style-name="T2">, погрешность </text:span><text:span text:style-name="T22"></text:span><text:span text:style-name="T9"> 4 % </text:span><text:span text:style-name="T2">.</text:span></text:p>
        </text:list-item>
      </text:list>
      <text:p text:style-name="P19"><text:span text:style-name="T8">б)<text:tab/>Оборудование</text:span><text:span text:style-name="T5">:</text:span></text:p>
      <text:list xml:id="list6079269542624063592" text:style-name="WW8Num2">
        <text:list-item>
          <text:p text:style-name="P41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1"/>
      <text:h text:style-name="P33" text:outline-level="5"><text:span text:style-name="T25">2</text:span><text:span text:style-name="T14">.</text:span><text:span text:style-name="T25"><text:tab/>Поверка блоков детектирования</text:span></text:h>
      <text:p text:style-name="P20">а) <text:tab/>Внешний осмотр и опробование БД:</text:p>
      <text:list xml:id="list36689366" text:continue-numbering="true" text:style-name="WW8Num2">
        <text:list-item>
          <text:p text:style-name="P39">документация ________________________________________________________________</text:p>
        </text:list-item>
        <text:list-item>
          <text:p text:style-name="P39">отсутствие механических повреждений <text:s/>__________________________________________</text:p>
        </text:list-item>
        <text:list-item>
          <text:p text:style-name="P39">наличие четких маркировочных надписей на БД и контрольном источнике ____________</text:p>
        </text:list-item>
        <text:list-item>
          <text:p text:style-name="P39">контроль работоспособности <text:s/>___________________________________________________</text:p>
        </text:list-item>
      </text:list>
      <text:p text:style-name="P28">б)<text:tab/>Проверка допускаемой основной относительной погрешности измерения мощности дозы измерителя с БДКГ–25</text:p>
      <text:p text:style-name="P29">Блок детектирования зав № <text:span text:style-name="T16">4</text:span><text:span text:style-name="T16">06</text:span><text:span text:style-name="T16">.</text:span><text:span text:style-name="T16">00</text:span><text:span text:style-name="T16">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2"><text:bookmark text:name="OLE_LINK1"/>№<text:line-break/>п<text:span text:style-name="T13">/</text:span>п</text:p>
          </table:table-cell>
          <table:table-cell table:style-name="Таблица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Номер источ-ника</text:p>
          </table:table-cell>
          <table:table-cell table:style-name="Таблица1.B1" table:number-rows-spanned="2" office:value-type="string">
            <text:p text:style-name="P22">Рас-стояние до источ-ника, </text:p>
            <text:p text:style-name="P22"><draw:frame draw:style-name="fr1" draw:name="Изображение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4"><draw:frame draw:style-name="fr1" draw:name="Изображение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2">Условие соответ-ствия по ТУ:</text:p>
            <text:p text:style-name="P22"><draw:frame draw:style-name="fr1" draw:name="Изображение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2">фона</text:p>
            <text:p text:style-name="P22"><draw:frame draw:style-name="fr1" draw:name="Изображение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Таблица1.E2" office:value-type="string">
            <text:p text:style-name="P22">мощности амбиентной эквивалент-ной дозы</text:p>
            <text:p text:style-name="P22"><draw:frame draw:style-name="fr1" draw:name="Изображение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11">7,00E+02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241,9</text:p>
          </table:table-cell>
          <table:table-cell table:style-name="Таблица1.A3" table:number-rows-spanned="3" office:value-type="string">
            <text:p text:style-name="P32">1,00E+02</text:p>
          </table:table-cell>
          <table:table-cell table:style-name="Таблица1.A3" office:value-type="string">
            <text:p text:style-name="P32">8,10E+02</text:p>
          </table:table-cell>
          <table:table-cell table:style-name="Таблица1.A3" office:value-type="string">
            <text:p text:style-name="P32">7,10E+02</text:p>
          </table:table-cell>
          <table:table-cell table:style-name="Таблица1.A3" office:value-type="string">
            <text:p text:style-name="P32">1,4</text:p>
          </table:table-cell>
          <table:table-cell table:style-name="Таблица1.A3" office:value-type="string">
            <text:p text:style-name="P32">6,3</text:p>
          </table:table-cell>
          <table:table-cell table:style-name="Таблица1.J3" table:number-rows-spanned="7" office:value-type="string">
            <text:p text:style-name="P10"><text:span text:style-name="T27">±</text:span><text:span text:style-name="T15">15%</text:span></text:p>
          </table:table-cell>
        </table:table-row>
        <table:table-row table:style-name="Таблица1.3">
          <table:table-cell table:style-name="Таблица1.A3" office:value-type="string">
            <text:p text:style-name="P9">2</text:p>
          </table:table-cell>
          <table:table-cell table:style-name="Таблица1.A3" office:value-type="string">
            <text:p text:style-name="P12">7,00E+03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77,4</text:p>
          </table:table-cell>
          <table:covered-table-cell/>
          <table:table-cell table:style-name="Таблица1.A3" office:value-type="string">
            <text:p text:style-name="P32">6,90E+03</text:p>
          </table:table-cell>
          <table:table-cell table:style-name="Таблица1.A3" office:value-type="string">
            <text:p text:style-name="P32">6,80E+03</text:p>
          </table:table-cell>
          <table:table-cell table:style-name="Таблица1.A3" office:value-type="string">
            <text:p text:style-name="P32">-2,9</text:p>
          </table:table-cell>
          <table:table-cell table:style-name="Таблица1.A3" office:value-type="string">
            <text:p text:style-name="P32">6,9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9">3</text:p>
          </table:table-cell>
          <table:table-cell table:style-name="Таблица1.A3" office:value-type="string">
            <text:p text:style-name="P12">7,00E+04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167,3</text:p>
          </table:table-cell>
          <table:covered-table-cell/>
          <table:table-cell table:style-name="Таблица1.A3" office:value-type="string">
            <text:p text:style-name="P32">7,02E+04</text:p>
          </table:table-cell>
          <table:table-cell table:style-name="Таблица1.A3" office:value-type="string">
            <text:p text:style-name="P32">7,01E+04</text:p>
          </table:table-cell>
          <table:table-cell table:style-name="Таблица1.A3" office:value-type="string">
            <text:p text:style-name="P32">0,1</text:p>
          </table:table-cell>
          <table:table-cell table:style-name="Таблица1.A3" office:value-type="string">
            <text:p text:style-name="P32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4</text:p>
          </table:table-cell>
          <table:table-cell table:style-name="Таблица1.A3" office:value-type="string">
            <text:p text:style-name="P11">7,00E+05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53,7</text:p>
          </table:table-cell>
          <table:table-cell table:style-name="Таблица1.A3" office:value-type="string">
            <text:p text:style-name="P32"/>
          </table:table-cell>
          <table:table-cell table:style-name="Таблица1.A3" office:value-type="string">
            <text:p text:style-name="P32">6,88E+05</text:p>
          </table:table-cell>
          <table:table-cell table:style-name="Таблица1.A3" office:value-type="string">
            <text:p text:style-name="P32"/>
          </table:table-cell>
          <table:table-cell table:style-name="Таблица1.A3" office:value-type="string">
            <text:p text:style-name="P32">-1,7</text:p>
          </table:table-cell>
          <table:table-cell table:style-name="Таблица1.A3" office:value-type="string">
            <text:p text:style-name="P32">5,5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5</text:p>
          </table:table-cell>
          <table:table-cell table:style-name="Таблица1.A3" office:value-type="string">
            <text:p text:style-name="P11">7,00E+06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364,1</text:p>
          </table:table-cell>
          <table:table-cell table:style-name="Таблица1.A3" office:value-type="string">
            <text:p text:style-name="P32"/>
          </table:table-cell>
          <table:table-cell table:style-name="Таблица1.A3" office:value-type="string">
            <text:p text:style-name="P32">7,20E+06</text:p>
          </table:table-cell>
          <table:table-cell table:style-name="Таблица1.A3" office:value-type="string">
            <text:p text:style-name="P32"/>
          </table:table-cell>
          <table:table-cell table:style-name="Таблица1.A3" office:value-type="string">
            <text:p text:style-name="P32">2,9</text:p>
          </table:table-cell>
          <table:table-cell table:style-name="Таблица1.A3" office:value-type="string">
            <text:p text:style-name="P32">6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6</text:p>
          </table:table-cell>
          <table:table-cell table:style-name="Таблица1.A3" office:value-type="string">
            <text:p text:style-name="P11">7,00E+07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116,7</text:p>
          </table:table-cell>
          <table:table-cell table:style-name="Таблица1.A3" office:value-type="string">
            <text:p text:style-name="P32"/>
          </table:table-cell>
          <table:table-cell table:style-name="Таблица1.A3" office:value-type="string">
            <text:p text:style-name="P32">7,60E+07</text:p>
          </table:table-cell>
          <table:table-cell table:style-name="Таблица1.A3" office:value-type="string">
            <text:p text:style-name="P32"/>
          </table:table-cell>
          <table:table-cell table:style-name="Таблица1.A3" office:value-type="string">
            <text:p text:style-name="P32">8,6</text:p>
          </table:table-cell>
          <table:table-cell table:style-name="Таблица1.A3" office:value-type="string">
            <text:p text:style-name="P32">10,6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7</text:p>
          </table:table-cell>
          <table:table-cell table:style-name="Таблица1.A3" office:value-type="string">
            <text:p text:style-name="P11">7,00E+08</text:p>
          </table:table-cell>
          <table:table-cell table:style-name="Таблица1.A3" office:value-type="string">
            <text:p text:style-name="P14">163</text:p>
          </table:table-cell>
          <table:table-cell table:style-name="Таблица1.A3" office:value-type="string">
            <text:p text:style-name="P13">240,9</text:p>
          </table:table-cell>
          <table:table-cell table:style-name="Таблица1.A3" office:value-type="string">
            <text:p text:style-name="P32"/>
          </table:table-cell>
          <table:table-cell table:style-name="Таблица1.A3" office:value-type="string">
            <text:p text:style-name="P32">6,96E+08</text:p>
          </table:table-cell>
          <table:table-cell table:style-name="Таблица1.A3" office:value-type="string">
            <text:p text:style-name="P32"/>
          </table:table-cell>
          <table:table-cell table:style-name="Таблица1.A3" office:value-type="string">
            <text:p text:style-name="P32">-0,6</text:p>
          </table:table-cell>
          <table:table-cell table:style-name="Таблица1.A3" office:value-type="string">
            <text:p text:style-name="P32">5,1</text:p>
          </table:table-cell>
          <table:covered-table-cell/>
        </table:table-row>
      </table:table>
      <text:p text:style-name="P29">Блок детектирования зав № <text:span text:style-name="T16">4</text:span><text:span text:style-name="T16">06</text:span><text:span text:style-name="T16">.</text:span><text:span text:style-name="T16">00</text:span><text:span text:style-name="T16">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22"><text:bookmark text:name="OLE_LINK13"/>№<text:line-break/>п<text:span text:style-name="T13">/</text:span>п</text:p>
          </table:table-cell>
          <table:table-cell table:style-name="Таблица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Номер источ-ника</text:p>
          </table:table-cell>
          <table:table-cell table:style-name="Таблица3.B1" table:number-rows-spanned="2" office:value-type="string">
            <text:p text:style-name="P22">Рас-стояние до источ-ника, </text:p>
            <text:p text:style-name="P22"><draw:frame draw:style-name="fr1" draw:name="Изображение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3.A1" table:number-rows-spanned="2" office:value-type="string">
            <text:p text:style-name="P24"><draw:frame draw:style-name="fr1" draw:name="Изображение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22">Условие соответ-ствия по ТУ:</text:p>
            <text:p text:style-name="P22"><draw:frame draw:style-name="fr1" draw:name="Изображение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22">фона</text:p>
            <text:p text:style-name="P22"><draw:frame draw:style-name="fr1" draw:name="Изображение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Таблица3.E2" office:value-type="string">
            <text:p text:style-name="P22">мощности амбиентной эквивалент-ной дозы</text:p>
            <text:p text:style-name="P22"><draw:frame draw:style-name="fr1" draw:name="Изображение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8">1</text:p>
          </table:table-cell>
          <table:table-cell table:style-name="Таблица3.A3" office:value-type="string">
            <text:p text:style-name="P11">7,00E+02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241,9</text:p>
          </table:table-cell>
          <table:table-cell table:style-name="Таблица3.A3" table:number-rows-spanned="3" office:value-type="string">
            <text:p text:style-name="P32">9,80E+01</text:p>
          </table:table-cell>
          <table:table-cell table:style-name="Таблица3.A3" office:value-type="string">
            <text:p text:style-name="P32">7,90E+02</text:p>
          </table:table-cell>
          <table:table-cell table:style-name="Таблица3.A3" office:value-type="string">
            <text:p text:style-name="P32">6,92E+02</text:p>
          </table:table-cell>
          <table:table-cell table:style-name="Таблица3.A3" office:value-type="string">
            <text:p text:style-name="P32">-1,1</text:p>
          </table:table-cell>
          <table:table-cell table:style-name="Таблица3.A3" office:value-type="string">
            <text:p text:style-name="P32">6,2</text:p>
          </table:table-cell>
          <table:table-cell table:style-name="Таблица3.J3" table:number-rows-spanned="7" office:value-type="string">
            <text:p text:style-name="P10"><text:span text:style-name="T27">±</text:span><text:span text:style-name="T15">15%</text:span></text:p>
          </table:table-cell>
        </table:table-row>
        <table:table-row table:style-name="Таблица3.3">
          <table:table-cell table:style-name="Таблица3.A3" office:value-type="string">
            <text:p text:style-name="P9">2</text:p>
          </table:table-cell>
          <table:table-cell table:style-name="Таблица3.A3" office:value-type="string">
            <text:p text:style-name="P12">7,00E+03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77,4</text:p>
          </table:table-cell>
          <table:covered-table-cell/>
          <table:table-cell table:style-name="Таблица3.A3" office:value-type="string">
            <text:p text:style-name="P32">7,10E+03</text:p>
          </table:table-cell>
          <table:table-cell table:style-name="Таблица3.A3" office:value-type="string">
            <text:p text:style-name="P32">7,00E+03</text:p>
          </table:table-cell>
          <table:table-cell table:style-name="Таблица3.A3" office:value-type="string">
            <text:p text:style-name="P32">0,0</text:p>
          </table:table-cell>
          <table:table-cell table:style-name="Таблица3.A3" office:value-type="string">
            <text:p text:style-name="P32">6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9">3</text:p>
          </table:table-cell>
          <table:table-cell table:style-name="Таблица3.A3" office:value-type="string">
            <text:p text:style-name="P12">7,00E+04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167,3</text:p>
          </table:table-cell>
          <table:covered-table-cell/>
          <table:table-cell table:style-name="Таблица3.A3" office:value-type="string">
            <text:p text:style-name="P32">7,16E+04</text:p>
          </table:table-cell>
          <table:table-cell table:style-name="Таблица3.A3" office:value-type="string">
            <text:p text:style-name="P32">7,15E+04</text:p>
          </table:table-cell>
          <table:table-cell table:style-name="Таблица3.A3" office:value-type="string">
            <text:p text:style-name="P32">2,1</text:p>
          </table:table-cell>
          <table:table-cell table:style-name="Таблица3.A3" office:value-type="string">
            <text:p text:style-name="P32">5,6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4</text:p>
          </table:table-cell>
          <table:table-cell table:style-name="Таблица3.A3" office:value-type="string">
            <text:p text:style-name="P11">7,00E+05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53,7</text:p>
          </table:table-cell>
          <table:table-cell table:style-name="Таблица3.A3" office:value-type="string">
            <text:p text:style-name="P32"/>
          </table:table-cell>
          <table:table-cell table:style-name="Таблица3.A3" office:value-type="string">
            <text:p text:style-name="P32">6,81E+05</text:p>
          </table:table-cell>
          <table:table-cell table:style-name="Таблица3.A3" office:value-type="string">
            <text:p text:style-name="P32"/>
          </table:table-cell>
          <table:table-cell table:style-name="Таблица3.A3" office:value-type="string">
            <text:p text:style-name="P32">-2,7</text:p>
          </table:table-cell>
          <table:table-cell table:style-name="Таблица3.A3" office:value-type="string">
            <text:p text:style-name="P32">5,9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5</text:p>
          </table:table-cell>
          <table:table-cell table:style-name="Таблица3.A3" office:value-type="string">
            <text:p text:style-name="P11">7,00E+06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364,1</text:p>
          </table:table-cell>
          <table:table-cell table:style-name="Таблица3.A3" office:value-type="string">
            <text:p text:style-name="P32"/>
          </table:table-cell>
          <table:table-cell table:style-name="Таблица3.A3" office:value-type="string">
            <text:p text:style-name="P32">7,00E+06</text:p>
          </table:table-cell>
          <table:table-cell table:style-name="Таблица3.A3" office:value-type="string">
            <text:p text:style-name="P32"/>
          </table:table-cell>
          <table:table-cell table:style-name="Таблица3.A3" office:value-type="string">
            <text:p text:style-name="P32">0,0</text:p>
          </table:table-cell>
          <table:table-cell table:style-name="Таблица3.A3" office:value-type="string">
            <text:p text:style-name="P32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6</text:p>
          </table:table-cell>
          <table:table-cell table:style-name="Таблица3.A3" office:value-type="string">
            <text:p text:style-name="P11">7,00E+07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116,7</text:p>
          </table:table-cell>
          <table:table-cell table:style-name="Таблица3.A3" office:value-type="string">
            <text:p text:style-name="P32"/>
          </table:table-cell>
          <table:table-cell table:style-name="Таблица3.A3" office:value-type="string">
            <text:p text:style-name="P32">7,26E+07</text:p>
          </table:table-cell>
          <table:table-cell table:style-name="Таблица3.A3" office:value-type="string">
            <text:p text:style-name="P32"/>
          </table:table-cell>
          <table:table-cell table:style-name="Таблица3.A3" office:value-type="string">
            <text:p text:style-name="P32">3,7</text:p>
          </table:table-cell>
          <table:table-cell table:style-name="Таблица3.A3" office:value-type="string">
            <text:p text:style-name="P32">6,6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7</text:p>
          </table:table-cell>
          <table:table-cell table:style-name="Таблица3.A3" office:value-type="string">
            <text:p text:style-name="P11">7,00E+08</text:p>
          </table:table-cell>
          <table:table-cell table:style-name="Таблица3.A3" office:value-type="string">
            <text:p text:style-name="P14">163</text:p>
          </table:table-cell>
          <table:table-cell table:style-name="Таблица3.A3" office:value-type="string">
            <text:p text:style-name="P13">240,9</text:p>
          </table:table-cell>
          <table:table-cell table:style-name="Таблица3.A3" office:value-type="string">
            <text:p text:style-name="P32"/>
          </table:table-cell>
          <table:table-cell table:style-name="Таблица3.A3" office:value-type="string">
            <text:p text:style-name="P32">6,81E+08</text:p>
          </table:table-cell>
          <table:table-cell table:style-name="Таблица3.A3" office:value-type="string">
            <text:p text:style-name="P32"/>
          </table:table-cell>
          <table:table-cell table:style-name="Таблица3.A3" office:value-type="string">
            <text:p text:style-name="P32">-2,7</text:p>
          </table:table-cell>
          <table:table-cell table:style-name="Таблица3.A3" office:value-type="string">
            <text:p text:style-name="P32">5,9</text:p>
          </table:table-cell>
          <table:covered-table-cell/>
        </table:table-row>
      </table:table>
      <text:p text:style-name="P29"/>
      <text:p text:style-name="P31">Блок детектирования зав № <text:span text:style-name="T16">4</text:span><text:span text:style-name="T16">06</text:span><text:span text:style-name="T16">.</text:span><text:span text:style-name="T16">00</text:span><text:span text:style-name="T16">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22"><text:bookmark text:name="OLE_LINK14"/>№<text:line-break/>п<text:span text:style-name="T13">/</text:span>п</text:p>
          </table:table-cell>
          <table:table-cell table:style-name="Таблица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7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Номер источ-ника</text:p>
          </table:table-cell>
          <table:table-cell table:style-name="Таблица4.B1" table:number-rows-spanned="2" office:value-type="string">
            <text:p text:style-name="P22">Рас-стояние до источ-ника, </text:p>
            <text:p text:style-name="P22"><draw:frame draw:style-name="fr1" draw:name="Изображение18" text:anchor-type="as-char" svg:width="0.425cm" svg:height="0.462cm" draw:z-index="17"><draw:image xlink:href="Pictures/2000000A000027B000002AFF2B1E979C.wmf" xlink:type="simple" xlink:show="embed" xlink:actuate="onLoad"/></draw:frame>, см</text:p>
          </table:table-cell>
          <table:table-cell table:style-name="Таблица4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4.A1" table:number-rows-spanned="2" office:value-type="string">
            <text:p text:style-name="P24"><draw:frame draw:style-name="fr1" draw:name="Изображение19" text:anchor-type="as-char" svg:width="1.778cm" svg:height="0.924cm" draw:z-index="18"><draw:image xlink:href="Pictures/200000190000A55D000055FD0DB781E6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20" text:anchor-type="as-char" svg:width="0.676cm" svg:height="0.676cm" draw:z-index="19"><draw:image xlink:href="Pictures/2000000F00003ED700003ED785829EE5.wmf" xlink:type="simple" xlink:show="embed" xlink:actuate="onLoad"/></draw:frame>, %</text:p>
          </table:table-cell>
          <table:table-cell table:style-name="Таблица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21" text:anchor-type="as-char" svg:width="0.497cm" svg:height="0.639cm" draw:z-index="20"><draw:image xlink:href="Pictures/2000000F00002E4D00003B882C854A20.wmf" xlink:type="simple" xlink:show="embed" xlink:actuate="onLoad"/></draw:frame>, %</text:p>
          </table:table-cell>
          <table:table-cell table:style-name="Таблица4.J1" table:number-rows-spanned="2" office:value-type="string">
            <text:p text:style-name="P22">Условие соответ-ствия по ТУ:</text:p>
            <text:p text:style-name="P22"><draw:frame draw:style-name="fr1" draw:name="Изображение22" text:anchor-type="as-char" svg:width="0.497cm" svg:height="0.639cm" draw:z-index="2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4.2">
          <table:covered-table-cell/>
          <table:covered-table-cell/>
          <table:covered-table-cell/>
          <table:covered-table-cell/>
          <table:table-cell table:style-name="Таблица4.E2" office:value-type="string">
            <text:p text:style-name="P22">фона</text:p>
            <text:p text:style-name="P22"><draw:frame draw:style-name="fr1" draw:name="Изображение23" text:anchor-type="as-char" svg:width="0.746cm" svg:height="0.924cm" draw:z-index="22"><draw:image xlink:href="Pictures/2000001400004574000055FDE50BAE1D.wmf" xlink:type="simple" xlink:show="embed" xlink:actuate="onLoad"/></draw:frame>, нЗв/ч</text:p>
          </table:table-cell>
          <table:table-cell table:style-name="Таблица4.E2" office:value-type="string">
            <text:p text:style-name="P22">мощности амбиентной эквивалент-ной дозы</text:p>
            <text:p text:style-name="P22"><draw:frame draw:style-name="fr1" draw:name="Изображение24" text:anchor-type="as-char" svg:width="0.852cm" svg:height="0.924cm" draw:z-index="2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8">1</text:p>
          </table:table-cell>
          <table:table-cell table:style-name="Таблица4.A3" office:value-type="string">
            <text:p text:style-name="P11">7,00E+02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241,9</text:p>
          </table:table-cell>
          <table:table-cell table:style-name="Таблица4.A3" table:number-rows-spanned="3" office:value-type="string">
            <text:p text:style-name="P32">1,02E+02</text:p>
          </table:table-cell>
          <table:table-cell table:style-name="Таблица4.A3" office:value-type="string">
            <text:p text:style-name="P32">8,00E+02</text:p>
          </table:table-cell>
          <table:table-cell table:style-name="Таблица4.A3" office:value-type="string">
            <text:p text:style-name="P32">6,98E+02</text:p>
          </table:table-cell>
          <table:table-cell table:style-name="Таблица4.A3" office:value-type="string">
            <text:p text:style-name="P32">-0,3</text:p>
          </table:table-cell>
          <table:table-cell table:style-name="Таблица4.A3" office:value-type="string">
            <text:p text:style-name="P32">6,1</text:p>
          </table:table-cell>
          <table:table-cell table:style-name="Таблица4.J3" table:number-rows-spanned="7" office:value-type="string">
            <text:p text:style-name="P10"><text:span text:style-name="T27">±</text:span><text:span text:style-name="T15">15%</text:span></text:p>
          </table:table-cell>
        </table:table-row>
        <table:table-row table:style-name="Таблица4.3">
          <table:table-cell table:style-name="Таблица4.A3" office:value-type="string">
            <text:p text:style-name="P9">2</text:p>
          </table:table-cell>
          <table:table-cell table:style-name="Таблица4.A3" office:value-type="string">
            <text:p text:style-name="P12">7,00E+03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77,4</text:p>
          </table:table-cell>
          <table:covered-table-cell/>
          <table:table-cell table:style-name="Таблица4.A3" office:value-type="string">
            <text:p text:style-name="P32">7,20E+03</text:p>
          </table:table-cell>
          <table:table-cell table:style-name="Таблица4.A3" office:value-type="string">
            <text:p text:style-name="P32">7,10E+03</text:p>
          </table:table-cell>
          <table:table-cell table:style-name="Таблица4.A3" office:value-type="string">
            <text:p text:style-name="P32">1,4</text:p>
          </table:table-cell>
          <table:table-cell table:style-name="Таблица4.A3" office:value-type="string">
            <text:p text:style-name="P32">6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9">3</text:p>
          </table:table-cell>
          <table:table-cell table:style-name="Таблица4.A3" office:value-type="string">
            <text:p text:style-name="P12">7,00E+04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167,3</text:p>
          </table:table-cell>
          <table:covered-table-cell/>
          <table:table-cell table:style-name="Таблица4.A3" office:value-type="string">
            <text:p text:style-name="P32">7,20E+04</text:p>
          </table:table-cell>
          <table:table-cell table:style-name="Таблица4.A3" office:value-type="string">
            <text:p text:style-name="P32">7,19E+04</text:p>
          </table:table-cell>
          <table:table-cell table:style-name="Таблица4.A3" office:value-type="string">
            <text:p text:style-name="P32">2,7</text:p>
          </table:table-cell>
          <table:table-cell table:style-name="Таблица4.A3" office:value-type="string">
            <text:p text:style-name="P32">5,9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4</text:p>
          </table:table-cell>
          <table:table-cell table:style-name="Таблица4.A3" office:value-type="string">
            <text:p text:style-name="P11">7,00E+05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53,7</text:p>
          </table:table-cell>
          <table:table-cell table:style-name="Таблица4.A3" office:value-type="string">
            <text:p text:style-name="P32"/>
          </table:table-cell>
          <table:table-cell table:style-name="Таблица4.A3" office:value-type="string">
            <text:p text:style-name="P32">7,23E+05</text:p>
          </table:table-cell>
          <table:table-cell table:style-name="Таблица4.A3" office:value-type="string">
            <text:p text:style-name="P32"/>
          </table:table-cell>
          <table:table-cell table:style-name="Таблица4.A3" office:value-type="string">
            <text:p text:style-name="P32">3,3</text:p>
          </table:table-cell>
          <table:table-cell table:style-name="Таблица4.A3" office:value-type="string">
            <text:p text:style-name="P32">6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5</text:p>
          </table:table-cell>
          <table:table-cell table:style-name="Таблица4.A3" office:value-type="string">
            <text:p text:style-name="P11">7,00E+06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364,1</text:p>
          </table:table-cell>
          <table:table-cell table:style-name="Таблица4.A3" office:value-type="string">
            <text:p text:style-name="P32"/>
          </table:table-cell>
          <table:table-cell table:style-name="Таблица4.A3" office:value-type="string">
            <text:p text:style-name="P32">7,20E+06</text:p>
          </table:table-cell>
          <table:table-cell table:style-name="Таблица4.A3" office:value-type="string">
            <text:p text:style-name="P32"/>
          </table:table-cell>
          <table:table-cell table:style-name="Таблица4.A3" office:value-type="string">
            <text:p text:style-name="P32">2,9</text:p>
          </table:table-cell>
          <table:table-cell table:style-name="Таблица4.A3" office:value-type="string">
            <text:p text:style-name="P32">6,0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6</text:p>
          </table:table-cell>
          <table:table-cell table:style-name="Таблица4.A3" office:value-type="string">
            <text:p text:style-name="P11">7,00E+07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116,7</text:p>
          </table:table-cell>
          <table:table-cell table:style-name="Таблица4.A3" office:value-type="string">
            <text:p text:style-name="P32"/>
          </table:table-cell>
          <table:table-cell table:style-name="Таблица4.A3" office:value-type="string">
            <text:p text:style-name="P32">7,61E+07</text:p>
          </table:table-cell>
          <table:table-cell table:style-name="Таблица4.A3" office:value-type="string">
            <text:p text:style-name="P32"/>
          </table:table-cell>
          <table:table-cell table:style-name="Таблица4.A3" office:value-type="string">
            <text:p text:style-name="P32">8,7</text:p>
          </table:table-cell>
          <table:table-cell table:style-name="Таблица4.A3" office:value-type="string">
            <text:p text:style-name="P32">10,7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7</text:p>
          </table:table-cell>
          <table:table-cell table:style-name="Таблица4.A3" office:value-type="string">
            <text:p text:style-name="P11">7,00E+08</text:p>
          </table:table-cell>
          <table:table-cell table:style-name="Таблица4.A3" office:value-type="string">
            <text:p text:style-name="P14">163</text:p>
          </table:table-cell>
          <table:table-cell table:style-name="Таблица4.A3" office:value-type="string">
            <text:p text:style-name="P13">240,9</text:p>
          </table:table-cell>
          <table:table-cell table:style-name="Таблица4.A3" office:value-type="string">
            <text:p text:style-name="P32"/>
          </table:table-cell>
          <table:table-cell table:style-name="Таблица4.A3" office:value-type="string">
            <text:p text:style-name="P32">6,90E+08</text:p>
          </table:table-cell>
          <table:table-cell table:style-name="Таблица4.A3" office:value-type="string">
            <text:p text:style-name="P32"/>
          </table:table-cell>
          <table:table-cell table:style-name="Таблица4.A3" office:value-type="string">
            <text:p text:style-name="P32">-1,4</text:p>
          </table:table-cell>
          <table:table-cell table:style-name="Таблица4.A3" office:value-type="string">
            <text:p text:style-name="P32">5,3</text:p>
          </table:table-cell>
          <table:covered-table-cell/>
        </table:table-row>
      </table:table>
      <text:h text:style-name="P34" text:outline-level="5">3<text:span text:style-name="T13">.</text:span><text:tab/>Выводы</text:h>
      <text:p text:style-name="P3">____________________________________________________________________________________</text:p>
      <text:p text:style-name="P3">____________________________________________________________________________________</text:p>
      <text:p text:style-name="P3">____________________________________________________________________________________</text:p>
      <text:h text:style-name="P37" text:outline-level="1"><text:span text:style-name="T26">Клеймо</text:span><text:span text:style-name="T24">-</text:span><text:span text:style-name="T26">наклейка<text:tab/>__________________________________________________________________</text:span></text:h>
      <text:h text:style-name="P35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4">Поверку провел ____________<text:tab/> (________________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7-12-11T15:22:08.782000000</dc:date>
    <meta:editing-cycles>39</meta:editing-cycles>
    <meta:editing-duration>P1DT54M56S</meta:editing-duration>
    <meta:generator>OpenOffice/4.1.4$Win32 OpenOffice.org_project/414m5$Build-9788</meta:generator>
    <meta:document-statistic meta:table-count="3" meta:image-count="24" meta:object-count="0" meta:page-count="3" meta:paragraph-count="253" meta:word-count="486" meta:character-count="3774"/>
    <meta:user-defined meta:name="MTWinEqns" meta:value-type="boolean">true</meta:user-defined>
  </office:meta>
</office:document-meta>
</file>